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Config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inConfig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inConfigGui.Login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Config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inConfigGui.createPassword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inConfigGui.createUser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inConfigGui.LoginConfigGui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inConfig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in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